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C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LLERO GOMEZ ANDREA </text:p>
          </table:table-cell>
          <table:table-cell table:style-name="ce71" office:value-type="string" calcext:value-type="string">
            <text:p>Andrea</text:p>
          </table:table-cell>
          <table:table-cell table:style-name="ce74"/>
          <table:table-cell table:style-name="ce16" table:formula="of:=AVERAGE([.G15]; [.I15];[.K15];[.M15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ndre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ENOBIO LOPEZ ELISA AIXA</text:p>
          </table:table-cell>
          <table:table-cell table:style-name="ce71" office:value-type="string" calcext:value-type="string">
            <text:p>Elisa</text:p>
          </table:table-cell>
          <table:table-cell table:style-name="ce74"/>
          <table:table-cell table:style-name="ce16" table:formula="of:=AVERAGE([.G16]; [.I16];[.K16];[.M16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Elis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ERECERO CUETO EMILIO </text:p>
          </table:table-cell>
          <table:table-cell table:style-name="ce71" office:value-type="string" calcext:value-type="string">
            <text:p>Emilio</text:p>
          </table:table-cell>
          <table:table-cell table:style-name="ce74"/>
          <table:table-cell table:style-name="ce16" table:formula="of:=AVERAGE([.G17]; [.I17];[.K17];[.M17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Emili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STELLANOS ANA PAULA</text:p>
          </table:table-cell>
          <table:table-cell table:style-name="ce71" office:value-type="string" calcext:value-type="string">
            <text:p>Ana Paula</text:p>
          </table:table-cell>
          <table:table-cell table:style-name="ce74"/>
          <table:table-cell table:style-name="ce16" table:formula="of:=AVERAGE([.G18]; [.I18];[.K18];[.M18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na 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MEZ BELTRAN MARIA FERNANDA</text:p>
          </table:table-cell>
          <table:table-cell table:style-name="ce71" office:value-type="string" calcext:value-type="string">
            <text:p>Fer</text:p>
          </table:table-cell>
          <table:table-cell table:style-name="ce74"/>
          <table:table-cell table:style-name="ce16" table:formula="of:=AVERAGE([.G19]; [.I19];[.K19];[.M19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ÁNDEZ PEREZ JOCELYN </text:p>
          </table:table-cell>
          <table:table-cell table:style-name="ce71" office:value-type="string" calcext:value-type="string">
            <text:p>Jos</text:p>
          </table:table-cell>
          <table:table-cell table:style-name="ce74"/>
          <table:table-cell table:style-name="ce16" table:formula="of:=AVERAGE([.G20]; [.I20];[.K20];[.M20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J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OPEZ SOLIS ANA PATRICIA</text:p>
          </table:table-cell>
          <table:table-cell table:style-name="ce72" office:value-type="string" calcext:value-type="string">
            <text:p>Patty</text:p>
          </table:table-cell>
          <table:table-cell table:style-name="ce93"/>
          <table:table-cell table:style-name="ce16" table:formula="of:=AVERAGE([.G21]; [.I21];[.K21];[.M21])" office:value-type="string" office:string-value="" calcext:value-type="error">
            <text:p>#DIV/0!</text:p>
          </table:table-cell>
          <table:table-cell table:style-name="ce119"/>
          <table:table-cell table:style-name="ce104"/>
          <table:table-cell table:style-name="ce135"/>
          <table:table-cell table:style-name="ce104"/>
          <table:table-cell table:style-name="ce38"/>
          <table:table-cell table:style-name="ce104"/>
          <table:table-cell table:style-name="ce135"/>
          <table:table-cell table:style-name="ce50"/>
          <table:table-cell/>
          <table:table-cell table:style-name="ce72" office:value-type="string" calcext:value-type="string">
            <text:p>Patty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IGUEL CORONA VIANY BEU</text:p>
          </table:table-cell>
          <table:table-cell table:style-name="ce71" office:value-type="string" calcext:value-type="string">
            <text:p>Viany</text:p>
          </table:table-cell>
          <table:table-cell/>
          <table:table-cell table:style-name="ce16" table:formula="of:=AVERAGE([.G22]; [.I22];[.K22];[.M22])" office:value-type="string" office:string-value="" calcext:value-type="error">
            <text:p>#DIV/0!</text:p>
          </table:table-cell>
          <table:table-cell table:style-name="ce113"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Via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ÑOZ ESPINOZA SARA INGRID</text:p>
          </table:table-cell>
          <table:table-cell table:style-name="ce71" office:value-type="string" calcext:value-type="string">
            <text:p>Ingrid</text:p>
          </table:table-cell>
          <table:table-cell table:style-name="ce74"/>
          <table:table-cell table:style-name="ce16" table:formula="of:=AVERAGE([.G23]; [.I23];[.K23];[.M23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Ingri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AREDES GIL ALINE DANAE</text:p>
          </table:table-cell>
          <table:table-cell table:style-name="ce71" office:value-type="string" calcext:value-type="string">
            <text:p>Aline</text:p>
          </table:table-cell>
          <table:table-cell table:style-name="ce74"/>
          <table:table-cell table:style-name="ce16" table:formula="of:=AVERAGE([.G24]; [.I24];[.K24];[.M24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CERO SERRALLONGA SARENI GUADALUPE</text:p>
          </table:table-cell>
          <table:table-cell table:style-name="ce71" office:value-type="string" calcext:value-type="string">
            <text:p>Sareni</text:p>
          </table:table-cell>
          <table:table-cell table:style-name="ce74"/>
          <table:table-cell table:style-name="ce16" table:formula="of:=AVERAGE([.G25]; [.I25];[.K25];[.M25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are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" office:value-type="string" calcext:value-type="string">
            <text:p><text:s/>Pena Solorio Donovan</text:p>
          </table:table-cell>
          <table:table-cell table:style-name="ce71" office:value-type="string" calcext:value-type="string">
            <text:p>Donovan</text:p>
          </table:table-cell>
          <table:table-cell table:style-name="ce74"/>
          <table:table-cell table:style-name="ce16" table:formula="of:=AVERAGE([.G26]; [.I26];[.K26];[.M26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ono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IREZ MARTINEZ JOSE ARMANDO</text:p>
          </table:table-cell>
          <table:table-cell table:style-name="ce71" office:value-type="string" calcext:value-type="string">
            <text:p>Jose</text:p>
          </table:table-cell>
          <table:table-cell table:style-name="ce74"/>
          <table:table-cell table:style-name="ce16" table:formula="of:=AVERAGE([.G27]; [.I27];[.K27];[.M27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Jos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NA HERNANDEZ KARLA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6" table:formula="of:=AVERAGE([.G28]; [.I28];[.K28];[.M28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HERNANDEZ MARIA JOSE</text:p>
          </table:table-cell>
          <table:table-cell table:style-name="ce71" office:value-type="string" calcext:value-type="string">
            <text:p>Maho</text:p>
          </table:table-cell>
          <table:table-cell table:style-name="ce74"/>
          <table:table-cell table:style-name="ce16" table:formula="of:=AVERAGE([.G29]; [.I29];[.K29];[.M29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Mah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ILLA MARQUEZ STEPHANIE MONSERRAT</text:p>
          </table:table-cell>
          <table:table-cell table:style-name="ce71" office:value-type="string" calcext:value-type="string">
            <text:p>Stephanie</text:p>
          </table:table-cell>
          <table:table-cell table:style-name="ce74"/>
          <table:table-cell table:style-name="ce16" table:formula="of:=AVERAGE([.G30]; [.I30];[.K30];[.M30])" office:value-type="string" office:string-value="" calcext:value-type="error">
            <text:p>#DIV/0!</text:p>
          </table:table-cell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71" office:value-type="string" calcext:value-type="string">
            <text:p>Stephan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3">
          <table:table-cell table:number-columns-repeated="896"/>
        </table:table-row>
        <table:table-row table:style-name="ro13">
          <table:table-cell table:number-columns-repeated="896"/>
        </table:table-row>
        <table:table-row table:style-name="ro13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9T20:26:26.674545783</dc:date>
    <meta:editing-duration>P2DT19H29M</meta:editing-duration>
    <meta:editing-cycles>549</meta:editing-cycles>
    <meta:generator>LibreOffice/7.3.7.2$Linux_X86_64 LibreOffice_project/30$Build-2</meta:generator>
    <meta:print-date>2025-04-27T20:36:00.263830672</meta:print-date>
    <meta:document-statistic meta:table-count="1" meta:cell-count="93" meta:object-count="0"/>
  </office:meta>
</office:document-meta>
</file>